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5.804cm" svg:height="1.956cm" svg:x="6.919cm" svg:y="4.722cm">
          <text:p text:style-name="P1">GeoData </text:p>
          <text:p text:style-name="P1">subclas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4" draw:layer="layout" svg:width="4.235cm" svg:height="2.445cm" svg:x="1cm" svg:y="8.839cm">
          <text:p text:style-name="P1">Direct</text:p>
          <text:p text:style-name="P1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5.294cm" svg:height="2.934cm" svg:x="7.164cm" svg:y="8.594cm">
          <text:p text:style-name="P1">Inver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7.425cm" svg:height="2.444cm" svg:x="6.064cm" svg:y="17.163cm">
          <text:p text:style-name="P1">Inversion model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id="id1" draw:layer="layout" svg:width="2.646cm" svg:height="2.54cm" svg:x="8.489cm" svg:y="1cm">
          <text:p text:style-name="P1">Data</text:p>
          <text:p text:style-name="P1">fil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id="id6" draw:layer="layout" svg:width="5.804cm" svg:height="2.934cm" svg:x="14.786cm" svg:y="8.594cm">
          <text:p text:style-name="P1">Contaminate</text:p>
          <text:p text:style-name="P1">With noi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7.411cm" svg:height="2.934cm" svg:x="6.106cm" svg:y="12.74cm">
          <text:p text:style-name="P1">Max iteration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0" draw:layer="layout" svg:width="4.234cm" svg:height="1.955cm" svg:x="7.695cm" svg:y="24.985cm">
          <text:p text:style-name="P1">Visualiz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9" draw:layer="layout" svg:width="4.765cm" svg:height="2.725cm" svg:x="7.394cm" svg:y="20.793cm">
          <text:p text:style-name="P1">Statistical </text:p>
          <text:p text:style-name="P1">Evalu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9.812cm" svg:y1="3.54cm" svg:x2="9.821cm" svg:y2="4.722cm" draw:start-shape="id1" draw:start-glue-point="7" draw:end-shape="id2" draw:end-glue-point="5" svg:d="m9812 3540 9 1182">
          <text:p/>
        </draw:connector>
        <draw:connector draw:style-name="gr2" draw:text-style-name="P2" draw:id="id7" draw:layer="layout" draw:type="line" svg:x1="9.821cm" svg:y1="6.678cm" svg:x2="9.811cm" svg:y2="8.594cm" draw:start-shape="id2" draw:start-glue-point="8" draw:end-shape="id3" draw:end-glue-point="4" svg:d="m9821 6678-10 1916">
          <text:p/>
        </draw:connector>
        <draw:connector draw:style-name="gr2" draw:text-style-name="P2" draw:layer="layout" draw:type="line" svg:x1="7.164cm" svg:y1="10.061cm" svg:x2="5.235cm" svg:y2="10.062cm" draw:start-shape="id3" draw:start-glue-point="5" draw:end-shape="id4" draw:end-glue-point="7" svg:d="m7164 10061-1929 1">
          <text:p/>
        </draw:connector>
        <draw:connector draw:style-name="gr2" draw:text-style-name="P2" draw:layer="layout" draw:type="line" svg:x1="9.811cm" svg:y1="11.528cm" svg:x2="9.812cm" svg:y2="12.74cm" draw:start-shape="id3" draw:start-glue-point="6" draw:end-shape="id5" draw:end-glue-point="4" svg:d="m9811 11528 1 1212">
          <text:p/>
        </draw:connector>
        <draw:connector draw:style-name="gr2" draw:text-style-name="P2" draw:layer="layout" draw:type="lines" draw:line-skew="3.67cm" svg:x1="13.517cm" svg:y1="14.207cm" svg:x2="17.688cm" svg:y2="11.528cm" draw:start-shape="id5" draw:start-glue-point="7" draw:end-shape="id6" draw:end-glue-point="6" svg:d="m13517 14207h4171v-2177-502">
          <text:p/>
        </draw:connector>
        <draw:connector draw:style-name="gr2" draw:text-style-name="P2" draw:layer="layout" draw:type="lines" draw:line-skew="-0.607cm" svg:x1="17.688cm" svg:y1="8.594cm" svg:x2="9.816cm" svg:y2="7.486cm" draw:start-shape="id6" draw:start-glue-point="4" draw:end-shape="id7" draw:end-glue-point="0" svg:d="m17688 8594v-1108h-7224-648">
          <text:p/>
        </draw:connector>
        <draw:connector draw:style-name="gr2" draw:text-style-name="P2" draw:layer="layout" draw:type="line" svg:x1="9.812cm" svg:y1="15.674cm" svg:x2="9.777cm" svg:y2="17.163cm" draw:start-shape="id5" draw:start-glue-point="6" draw:end-shape="id8" draw:end-glue-point="5" svg:d="m9812 15674-35 1489">
          <text:p/>
        </draw:connector>
        <draw:connector draw:style-name="gr2" draw:text-style-name="P2" draw:layer="layout" draw:type="line" svg:x1="9.777cm" svg:y1="19.607cm" svg:x2="9.777cm" svg:y2="20.793cm" draw:start-shape="id8" draw:start-glue-point="7" draw:end-shape="id9" draw:end-glue-point="4" svg:d="m9777 19607v1186">
          <text:p/>
        </draw:connector>
        <draw:connector draw:style-name="gr2" draw:text-style-name="P2" draw:layer="layout" draw:type="line" svg:x1="9.777cm" svg:y1="23.518cm" svg:x2="9.812cm" svg:y2="24.985cm" draw:start-shape="id9" draw:start-glue-point="6" draw:end-shape="id10" draw:end-glue-point="4" svg:d="m9777 23518 35 14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onardo Uieda</meta:initial-creator>
    <meta:creation-date>2010-08-17T15:27:06</meta:creation-date>
    <dc:date>2010-08-17T15:57:29</dc:date>
    <dc:creator>Leonardo Uieda</dc:creator>
    <meta:editing-duration>PT00H15M13S</meta:editing-duration>
    <meta:editing-cycles>5</meta:editing-cycles>
    <meta:generator>OpenOffice.org/3.2$Unix OpenOffice.org_project/320m12$Build-9483</meta:generator>
    <meta:document-statistic meta:object-count="18"/>
  </office:meta>
</office:document-meta>
</file>